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7.247cm"/>
    </style:style>
    <style:style style:name="gr2" style:family="graphic" style:parent-style-name="standard">
      <style:graphic-properties draw:textarea-horizontal-align="justify" draw:textarea-vertical-align="middle" draw:auto-grow-height="false" fo:min-height="0.767cm" fo:min-width="2.513cm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4.707cm"/>
    </style:style>
    <style:style style:name="gr4" style:family="graphic" style:parent-style-name="standard">
      <style:graphic-properties draw:textarea-horizontal-align="justify" draw:textarea-vertical-align="middle" draw:auto-grow-height="false" fo:min-height="1.91cm" fo:min-width="4.072cm"/>
    </style:style>
    <style:style style:name="gr5" style:family="graphic" style:parent-style-name="standard">
      <style:graphic-properties draw:textarea-horizontal-align="justify" draw:textarea-vertical-align="middle" draw:auto-grow-height="false" fo:min-height="0.646cm" fo:min-width="6.25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639cm" fo:min-width="3.31cm"/>
    </style:style>
    <style:style style:name="gr9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10" style:family="graphic" style:parent-style-name="standard">
      <style:graphic-properties draw:textarea-horizontal-align="justify" draw:textarea-vertical-align="middle" draw:auto-grow-height="false" fo:min-height="0.646cm" fo:min-width="4.998cm"/>
    </style:style>
    <style:style style:name="gr11" style:family="graphic" style:parent-style-name="standard">
      <style:graphic-properties draw:textarea-horizontal-align="justify" draw:textarea-vertical-align="middle" draw:auto-grow-height="false" fo:min-height="2.163cm" fo:min-width="8.517cm" fo:wrap-option="wrap"/>
    </style:style>
    <style:style style:name="gr12" style:family="graphic" style:parent-style-name="standard">
      <style:graphic-properties draw:textarea-horizontal-align="justify" draw:textarea-vertical-align="middle" draw:auto-grow-height="false" fo:min-height="4.703cm" fo:min-width="9.152cm" fo:wrap-option="wrap"/>
    </style:style>
    <style:style style:name="gr13" style:family="graphic" style:parent-style-name="standard">
      <style:graphic-properties draw:textarea-horizontal-align="justify" draw:textarea-vertical-align="middle" draw:auto-grow-height="false" fo:min-height="0.896cm" fo:min-width="7.06cm"/>
    </style:style>
    <style:style style:name="gr14" style:family="graphic" style:parent-style-name="standard">
      <style:graphic-properties draw:textarea-horizontal-align="justify" draw:textarea-vertical-align="middle" draw:auto-grow-height="false" fo:min-height="1.145cm" fo:min-width="6.832cm"/>
    </style:style>
    <style:style style:name="gr15" style:family="graphic" style:parent-style-name="standard">
      <style:graphic-properties draw:textarea-horizontal-align="justify" draw:textarea-vertical-align="middle" draw:auto-grow-height="false" fo:min-height="0.639cm" fo:min-width="3.871cm"/>
    </style:style>
    <style:style style:name="gr16" style:family="graphic" style:parent-style-name="standard">
      <style:graphic-properties draw:textarea-horizontal-align="justify" draw:textarea-vertical-align="middle" draw:auto-grow-height="false" fo:min-height="0.896cm" fo:min-width="6.358cm"/>
    </style:style>
    <style:style style:name="gr17" style:family="graphic" style:parent-style-name="standard">
      <style:graphic-properties draw:textarea-horizontal-align="justify" draw:textarea-vertical-align="middle" draw:auto-grow-height="false" fo:min-height="0.468cm" fo:min-width="5.228cm"/>
    </style:style>
    <style:style style:name="gr18" style:family="graphic" style:parent-style-name="standard">
      <style:graphic-properties draw:textarea-horizontal-align="justify" draw:textarea-vertical-align="middle" draw:auto-grow-height="false" fo:min-height="0.639cm" fo:min-width="6.358cm"/>
    </style:style>
    <style:style style:name="gr19" style:family="graphic" style:parent-style-name="standard">
      <style:graphic-properties draw:textarea-horizontal-align="justify" draw:textarea-vertical-align="middle" draw:auto-grow-height="false" fo:min-height="0.893cm" fo:min-width="8.517cm"/>
    </style:style>
    <style:style style:name="gr20" style:family="graphic" style:parent-style-name="standard">
      <style:graphic-properties draw:textarea-horizontal-align="justify" draw:textarea-vertical-align="middle" draw:auto-grow-height="false" fo:min-height="0.915cm" fo:min-width="6.259cm"/>
    </style:style>
    <style:style style:name="gr21" style:family="graphic" style:parent-style-name="standard">
      <style:graphic-properties draw:textarea-horizontal-align="justify" draw:textarea-vertical-align="middle" draw:auto-grow-height="false" fo:min-height="5.084cm" fo:min-width="9.6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>
        <style:tab-stops/>
      </style:paragraph-properties>
    </style:style>
    <style:style style:name="P6" style:family="paragraph">
      <style:paragraph-properties fo:text-align="start" style:writing-mode="lr-tb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47cm" svg:height="2.54cm" svg:x="2.524cm" svg:y="2.397cm">
          <text:p text:style-name="P1">All HTTP Request should contain:</text:p>
          <text:p text:style-name="P1"/>
          <text:p text:style-name="P1">UID</text:p>
          <text:p text:style-name="P1">access_token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953cm" svg:height="1.016cm" svg:x="1.381cm" svg:y="13.219cm">
          <text:p text:style-name="P2">HTTPS Reques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4" draw:id="id4" draw:layer="layout" svg:width="5.207cm" svg:height="1.143cm" svg:x="19.034cm" svg:y="6.08cm">
          <text:p text:style-name="P1">/hunts/{hunt id}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" draw:id="id3" draw:layer="layout" svg:width="5.207cm" svg:height="1.143cm" svg:x="19.161cm" svg:y="13.192cm">
          <text:p text:style-name="P1">/badges/{badge id}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" draw:id="id5" draw:layer="layout" svg:width="5.207cm" svg:height="1.143cm" svg:x="19.161cm" svg:y="22.555cm">
          <text:p text:style-name="P1">/adm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2" draw:id="id2" draw:layer="layout" svg:width="9.144cm" svg:height="4.318cm" svg:x="7.731cm" svg:y="11.541cm">
          <text:p text:style-name="P1">User Authorization check</text:p>
          <text:p text:style-name="P1">(Call to Firebase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6" draw:id="id6" draw:layer="layout" svg:width="7.493cm" svg:height="1.27cm" svg:x="8.62cm" svg:y="20.431cm">
          <text:p text:style-name="P1">Return 401 Unauthorize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3" draw:layer="layout" svg:x1="5.83cm" svg:y1="13.727cm" svg:x2="7.731cm" svg:y2="13.7cm" draw:start-shape="id1" draw:start-glue-point="9" draw:end-shape="id2" svg:d="M5830 13727h1203v-27h698" svg:viewBox="0 0 1902 28">
          <text:p/>
        </draw:connector>
        <draw:connector draw:style-name="gr6" draw:text-style-name="P3" draw:layer="layout" svg:x1="16.875cm" svg:y1="13.7cm" svg:x2="19.161cm" svg:y2="13.764cm" draw:start-shape="id2" draw:start-glue-point="7" draw:end-shape="id3" draw:end-glue-point="5" svg:d="M16875 13700h1143v64h1143" svg:viewBox="0 0 2287 65">
          <text:p/>
        </draw:connector>
        <draw:connector draw:style-name="gr6" draw:text-style-name="P3" draw:layer="layout" svg:x1="16.875cm" svg:y1="13.7cm" svg:x2="19.034cm" svg:y2="6.651cm" draw:start-shape="id2" draw:start-glue-point="7" draw:end-shape="id4" svg:d="M16875 13700h1080v-7049h1079" svg:viewBox="0 0 2160 7050">
          <text:p/>
        </draw:connector>
        <draw:connector draw:style-name="gr6" draw:text-style-name="P3" draw:layer="layout" svg:x1="16.875cm" svg:y1="13.7cm" svg:x2="19.161cm" svg:y2="23.127cm" draw:start-shape="id2" draw:start-glue-point="7" draw:end-shape="id5" draw:end-glue-point="5" svg:d="M16875 13700h1143v9427h1143" svg:viewBox="0 0 2287 9428">
          <text:p/>
        </draw:connector>
        <draw:connector draw:style-name="gr7" draw:text-style-name="P3" draw:layer="layout" svg:x1="12.303cm" svg:y1="15.859cm" svg:x2="12.367cm" svg:y2="20.431cm" draw:start-shape="id2" draw:start-glue-point="6" draw:end-shape="id6" draw:end-glue-point="4" svg:d="M12303 15859v2287h64v2285" svg:viewBox="0 0 65 4573">
          <text:p text:style-name="P1">Failure to Authenticate</text:p>
        </draw:connector>
        <draw:custom-shape draw:style-name="gr8" draw:text-style-name="P1" xml:id="id9" draw:id="id9" draw:layer="layout" svg:width="3.81cm" svg:height="0.889cm" svg:x="28.078cm" svg:y="1.708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10" draw:id="id10" draw:layer="layout" svg:width="3.81cm" svg:height="0.889cm" svg:x="28.051cm" svg:y="3.667cm">
          <text:p text:style-name="P1">POST (Ad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11" draw:id="id11" draw:layer="layout" svg:width="3.81cm" svg:height="0.889cm" svg:x="28.051cm" svg:y="8.015cm">
          <text:p text:style-name="P1">PUT (Updat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12" draw:id="id12" draw:layer="layout" svg:width="3.81cm" svg:height="0.889cm" svg:x="28.051cm" svg:y="5.826cm">
          <text:p text:style-name="P1">DELE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13" draw:id="id13" draw:layer="layout" svg:width="3.81cm" svg:height="0.889cm" svg:x="28.051cm" svg:y="12.23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14" draw:id="id14" draw:layer="layout" svg:width="3.81cm" svg:height="0.889cm" svg:x="28.051cm" svg:y="14.054cm">
          <text:p text:style-name="P1">POST (Add)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" xml:id="id15" draw:id="id15" draw:layer="layout" svg:width="3.81cm" svg:height="0.889cm" svg:x="28.051cm" svg:y="15.959cm">
          <text:p text:style-name="P1">PUT (Updat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16" draw:id="id16" draw:layer="layout" svg:width="3.81cm" svg:height="0.889cm" svg:x="28.051cm" svg:y="17.937cm">
          <text:p text:style-name="P1">DELE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17" draw:id="id17" draw:layer="layout" svg:width="3.81cm" svg:height="0.889cm" svg:x="35.925cm" svg:y="23.563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18" draw:id="id18" draw:layer="layout" svg:width="3.81cm" svg:height="0.889cm" svg:x="35.925cm" svg:y="21.731cm">
          <text:p text:style-name="P1">POST (Ad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19" draw:id="id19" draw:layer="layout" svg:width="3.81cm" svg:height="0.889cm" svg:x="35.925cm" svg:y="25.187cm">
          <text:p text:style-name="P1">PUT (Updat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20" draw:id="id20" draw:layer="layout" svg:width="3.81cm" svg:height="0.889cm" svg:x="35.925cm" svg:y="27.119cm">
          <text:p text:style-name="P1">DELE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7" draw:id="id7" draw:layer="layout" svg:width="5.08cm" svg:height="3.048cm" svg:x="26.908cm" svg:y="21.604cm">
          <text:p text:style-name="P1">Admin</text:p>
          <text:p text:style-name="P1">Check</text:p>
          <text:p text:style-name="P1">(on DBase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1" xml:id="id8" draw:id="id8" draw:layer="layout" svg:width="6.096cm" svg:height="1.27cm" svg:x="26.4cm" svg:y="27.954cm">
          <text:p text:style-name="P1">Return 401 Unauthorize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3" draw:layer="layout" svg:x1="24.368cm" svg:y1="23.126cm" svg:x2="26.908cm" svg:y2="23.128cm" draw:start-shape="id5" draw:end-shape="id7" svg:d="M24368 23126h1270v2h1270" svg:viewBox="0 0 2541 3">
          <text:p/>
        </draw:connector>
        <draw:connector draw:style-name="gr7" draw:text-style-name="P3" draw:layer="layout" svg:x1="29.448cm" svg:y1="24.652cm" svg:x2="29.448cm" svg:y2="27.954cm" draw:start-shape="id7" draw:start-glue-point="6" draw:end-shape="id8" svg:d="M29448 24652v3302" svg:viewBox="0 0 1 3303">
          <text:p text:style-name="P1">Failure to Authenticate</text:p>
        </draw:connector>
        <draw:connector draw:style-name="gr6" draw:text-style-name="P3" draw:layer="layout" svg:x1="24.241cm" svg:y1="6.651cm" svg:x2="28.078cm" svg:y2="2.152cm" draw:start-shape="id4" draw:end-shape="id9" svg:d="M24241 6651h1919v-4499h1918" svg:viewBox="0 0 3838 4500">
          <text:p/>
        </draw:connector>
        <draw:connector draw:style-name="gr6" draw:text-style-name="P3" draw:layer="layout" svg:x1="24.241cm" svg:y1="6.651cm" svg:x2="28.051cm" svg:y2="4.111cm" draw:start-shape="id4" draw:end-shape="id10" svg:d="M24241 6651h1905v-2540h1905" svg:viewBox="0 0 3811 2541">
          <text:p/>
        </draw:connector>
        <draw:connector draw:style-name="gr6" draw:text-style-name="P3" draw:layer="layout" svg:x1="24.241cm" svg:y1="6.651cm" svg:x2="28.051cm" svg:y2="8.459cm" draw:start-shape="id4" draw:end-shape="id11" svg:d="M24241 6651h1905v1808h1905" svg:viewBox="0 0 3811 1809">
          <text:p/>
        </draw:connector>
        <draw:connector draw:style-name="gr6" draw:text-style-name="P3" draw:layer="layout" svg:x1="24.241cm" svg:y1="6.651cm" svg:x2="28.051cm" svg:y2="6.27cm" draw:start-shape="id4" draw:end-shape="id12" svg:d="M24241 6651h1905v-381h1905" svg:viewBox="0 0 3811 382">
          <text:p/>
        </draw:connector>
        <draw:connector draw:style-name="gr6" draw:text-style-name="P3" draw:layer="layout" svg:x1="24.368cm" svg:y1="13.763cm" svg:x2="28.051cm" svg:y2="12.674cm" draw:start-shape="id3" draw:end-shape="id13" draw:end-glue-point="3" svg:d="M24368 13763h1842v-1089h1841" svg:viewBox="0 0 3684 1090">
          <text:p/>
        </draw:connector>
        <draw:connector draw:style-name="gr6" draw:text-style-name="P3" draw:layer="layout" svg:x1="24.368cm" svg:y1="13.763cm" svg:x2="28.051cm" svg:y2="14.498cm" draw:start-shape="id3" draw:end-shape="id14" svg:d="M24368 13763h1842v735h1841" svg:viewBox="0 0 3684 736">
          <text:p/>
        </draw:connector>
        <draw:connector draw:style-name="gr6" draw:text-style-name="P3" draw:layer="layout" svg:x1="24.368cm" svg:y1="13.763cm" svg:x2="28.051cm" svg:y2="16.403cm" draw:start-shape="id3" draw:end-shape="id15" svg:d="M24368 13763h1842v2640h1841" svg:viewBox="0 0 3684 2641">
          <text:p/>
        </draw:connector>
        <draw:connector draw:style-name="gr6" draw:text-style-name="P3" draw:layer="layout" svg:x1="24.368cm" svg:y1="13.763cm" svg:x2="28.051cm" svg:y2="18.381cm" draw:start-shape="id3" draw:end-shape="id16" svg:d="M24368 13763h1842v4618h1841" svg:viewBox="0 0 3684 4619">
          <text:p/>
        </draw:connector>
        <draw:connector draw:style-name="gr6" draw:text-style-name="P3" draw:layer="layout" svg:x1="31.988cm" svg:y1="23.128cm" svg:x2="35.925cm" svg:y2="24.007cm" draw:start-shape="id7" draw:end-shape="id17" svg:d="M31988 23128h1969v879h1968" svg:viewBox="0 0 3938 880">
          <text:p/>
        </draw:connector>
        <draw:connector draw:style-name="gr6" draw:text-style-name="P3" draw:layer="layout" svg:x1="31.988cm" svg:y1="23.128cm" svg:x2="35.925cm" svg:y2="22.175cm" draw:start-shape="id7" draw:start-glue-point="1" draw:end-shape="id18" svg:d="M31988 23128h1969v-953h1968" svg:viewBox="0 0 3938 954">
          <text:p/>
        </draw:connector>
        <draw:connector draw:style-name="gr6" draw:text-style-name="P3" draw:layer="layout" svg:x1="31.988cm" svg:y1="23.128cm" svg:x2="35.925cm" svg:y2="25.631cm" draw:start-shape="id7" draw:end-shape="id19" svg:d="M31988 23128h1969v2503h1968" svg:viewBox="0 0 3938 2504">
          <text:p/>
        </draw:connector>
        <draw:connector draw:style-name="gr6" draw:text-style-name="P3" draw:layer="layout" svg:x1="31.988cm" svg:y1="23.128cm" svg:x2="35.925cm" svg:y2="27.563cm" draw:start-shape="id7" draw:end-shape="id20" svg:d="M31988 23128h1969v4435h1968" svg:viewBox="0 0 3938 4436">
          <text:p/>
        </draw:connector>
        <draw:custom-shape draw:style-name="gr11" draw:text-style-name="P1" draw:layer="layout" svg:width="9.017cm" svg:height="2.413cm" svg:x="59.801cm" svg:y="8.366cm">
          <text:p text:style-name="P1"><text:span text:style-name="T1">Security Check</text:span></text:p>
          <text:p text:style-name="P1"><text:line-break/>Does the UID provided match the resource owner of the resource specified?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9.652cm" svg:height="4.953cm" svg:x="59.293cm" svg:y="2.016cm">
          <text:p text:style-name="P1"><text:span text:style-name="T1">Approval Check</text:span></text:p>
          <text:p text:style-name="P1"><text:span text:style-name="T1"/></text:p>
          <text:p text:style-name="P4"><text:span text:style-name="T2">If the Hunt is not approved:</text:span></text:p>
          <text:list text:style-name="L1">
            <text:list-item>
              <text:p text:style-name="P4"><text:span text:style-name="T2">do not retrieve Badges</text:span></text:p>
            </text:list-item>
            <text:list-item>
              <text:p text:style-name="P4">do not retrieve Hunts</text:p>
              <text:p text:style-name="P4"/>
            </text:list-item>
          </text:list>
          <text:p text:style-name="P4">If the Hunt is approved</text:p>
          <text:list text:continue-numbering="true" text:style-name="L1">
            <text:list-item>
              <text:p text:style-name="P4">do not add Badges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xml:id="id21" draw:id="id21" draw:layer="layout" svg:width="8.382cm" svg:height="1.624cm" svg:x="34.274cm" svg:y="15.605cm">
          <text:p text:style-name="P1">405 Method Not Allowed</text:p>
          <text:p text:style-name="P1">(An "editable" flag could be added later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3" draw:layer="layout" svg:x1="31.861cm" svg:y1="16.403cm" svg:x2="34.274cm" svg:y2="16.417cm" draw:start-shape="id15" draw:end-shape="id21" svg:d="M31861 16403h1207v14h1206" svg:viewBox="0 0 2414 15">
          <text:p/>
        </draw:connector>
        <draw:custom-shape draw:style-name="gr14" draw:text-style-name="P1" xml:id="id22" draw:id="id22" draw:layer="layout" svg:width="8.128cm" svg:height="1.975cm" svg:x="34.42cm" svg:y="7.888cm">
          <text:p text:style-name="P1">405 Method Not Allowed</text:p>
          <text:p text:style-name="P1">(Logic for one-time edit after being</text:p>
          <text:p text:style-name="P1">Disapproved by an admin?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3" draw:layer="layout" svg:x1="31.861cm" svg:y1="8.459cm" svg:x2="34.42cm" svg:y2="8.875cm" draw:start-shape="id11" draw:end-shape="id22" svg:d="M31861 8459h1280v416h1279" svg:viewBox="0 0 2560 417">
          <text:p/>
        </draw:connector>
        <draw:custom-shape draw:style-name="gr15" draw:text-style-name="P1" xml:id="id25" draw:id="id25" draw:layer="layout" svg:width="5.715cm" svg:height="0.889cm" svg:x="35.171cm" svg:y="17.891cm">
          <text:p text:style-name="P1">Security Check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5" draw:text-style-name="P1" xml:id="id24" draw:id="id24" draw:layer="layout" svg:width="5.715cm" svg:height="0.889cm" svg:x="35.128cm" svg:y="12.811cm">
          <text:p text:style-name="P1">Approval Check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5" draw:text-style-name="P1" xml:id="id23" draw:id="id23" draw:layer="layout" svg:width="5.715cm" svg:height="0.889cm" svg:x="35.093cm" svg:y="5.826cm">
          <text:p text:style-name="P1">Security Check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3" draw:layer="layout" svg:x1="31.861cm" svg:y1="6.27cm" svg:x2="35.093cm" svg:y2="6.27cm" draw:start-shape="id12" draw:end-shape="id23" svg:d="M31861 6270h3232" svg:viewBox="0 0 3233 1">
          <text:p/>
        </draw:connector>
        <draw:connector draw:style-name="gr6" draw:text-style-name="P3" draw:layer="layout" svg:x1="31.861cm" svg:y1="14.498cm" svg:x2="35.128cm" svg:y2="13.255cm" draw:start-shape="id14" draw:end-shape="id24" svg:d="M31861 14498h1634v-1243h1633" svg:viewBox="0 0 3268 1244">
          <text:p/>
        </draw:connector>
        <draw:connector draw:style-name="gr6" draw:text-style-name="P3" draw:layer="layout" svg:x1="31.861cm" svg:y1="18.381cm" svg:x2="35.171cm" svg:y2="18.335cm" draw:start-shape="id16" draw:end-shape="id25" svg:d="M31861 18381h1655v-46h1655" svg:viewBox="0 0 3311 47">
          <text:p/>
        </draw:connector>
        <draw:connector draw:style-name="gr6" draw:text-style-name="P3" draw:layer="layout" svg:x1="31.888cm" svg:y1="2.152cm" svg:x2="35.09cm" svg:y2="2.152cm" draw:start-shape="id9" draw:start-glue-point="7" draw:end-shape="id26" svg:d="M31888 2152h3202" svg:viewBox="0 0 3203 1">
          <text:p/>
        </draw:connector>
        <draw:connector draw:style-name="gr6" draw:text-style-name="P3" draw:layer="layout" svg:x1="31.861cm" svg:y1="12.674cm" svg:x2="35.128cm" svg:y2="13.255cm" draw:start-shape="id13" draw:end-shape="id24" svg:d="M31861 12674h1634v581h1633" svg:viewBox="0 0 3268 582">
          <text:p/>
        </draw:connector>
        <draw:custom-shape draw:style-name="gr15" draw:text-style-name="P1" xml:id="id26" draw:id="id26" draw:layer="layout" svg:width="5.715cm" svg:height="0.889cm" svg:x="35.09cm" svg:y="1.708cm">
          <text:p text:style-name="P1">Approval Check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1" xml:id="id28" draw:id="id28" draw:layer="layout" svg:width="6.858cm" svg:height="1.146cm" svg:x="42.756cm" svg:y="23.352cm">
          <text:p text:style-name="P1">Get all Hunts that are not approv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" xml:id="id27" draw:id="id27" draw:layer="layout" svg:width="6.35cm" svg:height="1.016cm" svg:x="42.656cm" svg:y="21.658cm">
          <text:p text:style-name="P1">405 Method Not Allowe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1" xml:id="id29" draw:id="id29" draw:layer="layout" svg:width="6.858cm" svg:height="0.889cm" svg:x="42.756cm" svg:y="25.279cm">
          <text:p text:style-name="P1">Approve or Deny a Hu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" xml:id="id30" draw:id="id30" draw:layer="layout" svg:width="9.017cm" svg:height="1.143cm" svg:x="42.756cm" svg:y="27.103cm">
          <text:p text:style-name="P1">Delete a Hunt and all associated Badg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3" draw:layer="layout" svg:x1="40.805cm" svg:y1="2.152cm" svg:x2="50.403cm" svg:y2="10.334cm" draw:start-shape="id26" svg:d="M40805 2152h5050v8182h4548" svg:viewBox="0 0 9599 8183">
          <text:p/>
        </draw:connector>
        <draw:connector draw:style-name="gr6" draw:text-style-name="P3" draw:layer="layout" draw:line-skew="4.444cm" svg:x1="31.861cm" svg:y1="4.111cm" svg:x2="50.403cm" svg:y2="10.335cm" draw:start-shape="id10" draw:start-glue-point="7" svg:d="M31861 4111h13966v6224h4576" svg:viewBox="0 0 18543 6225">
          <text:p/>
        </draw:connector>
        <draw:connector draw:style-name="gr6" draw:text-style-name="P3" draw:layer="layout" svg:x1="40.808cm" svg:y1="6.27cm" svg:x2="50.403cm" svg:y2="10.334cm" draw:start-shape="id23" svg:d="M40808 6270h5048v4064h4547" svg:viewBox="0 0 9596 4065">
          <text:p/>
        </draw:connector>
        <draw:connector draw:style-name="gr6" draw:text-style-name="P3" draw:layer="layout" svg:x1="40.843cm" svg:y1="13.255cm" svg:x2="50.403cm" svg:y2="10.334cm" draw:start-shape="id24" svg:d="M40843 13255h5031v-2921h4529" svg:viewBox="0 0 9561 2922">
          <text:p/>
        </draw:connector>
        <draw:connector draw:style-name="gr6" draw:text-style-name="P3" draw:layer="layout" svg:x1="40.886cm" svg:y1="18.335cm" svg:x2="50.403cm" svg:y2="10.334cm" draw:start-shape="id25" svg:d="M40886 18335h5009v-8001h4508" svg:viewBox="0 0 9518 8002">
          <text:p/>
        </draw:connector>
        <draw:connector draw:style-name="gr6" draw:text-style-name="P3" draw:layer="layout" svg:x1="39.735cm" svg:y1="22.175cm" svg:x2="42.656cm" svg:y2="22.166cm" draw:start-shape="id18" draw:start-glue-point="7" draw:end-shape="id27" svg:d="M39735 22175h1461v-9h1460" svg:viewBox="0 0 2922 10">
          <text:p/>
        </draw:connector>
        <draw:connector draw:style-name="gr6" draw:text-style-name="P3" draw:layer="layout" svg:x1="39.735cm" svg:y1="24.007cm" svg:x2="42.756cm" svg:y2="23.925cm" draw:start-shape="id17" draw:end-shape="id28" svg:d="M39735 24007h1511v-82h1510" svg:viewBox="0 0 3022 83">
          <text:p/>
        </draw:connector>
        <draw:connector draw:style-name="gr6" draw:text-style-name="P3" draw:layer="layout" svg:x1="39.735cm" svg:y1="25.631cm" svg:x2="42.756cm" svg:y2="25.723cm" draw:start-shape="id19" draw:end-shape="id29" svg:d="M39735 25631h1511v92h1510" svg:viewBox="0 0 3022 93">
          <text:p/>
        </draw:connector>
        <draw:connector draw:style-name="gr6" draw:text-style-name="P3" draw:layer="layout" svg:x1="39.735cm" svg:y1="27.563cm" svg:x2="42.756cm" svg:y2="27.674cm" draw:start-shape="id20" draw:end-shape="id30" svg:d="M39735 27563h1511v111h1510" svg:viewBox="0 0 3022 112">
          <text:p/>
        </draw:connector>
        <draw:custom-shape draw:style-name="gr20" draw:text-style-name="P1" xml:id="id31" draw:id="id31" draw:layer="layout" svg:width="7.493cm" svg:height="1.651cm" svg:x="50.403cm" svg:y="9.455cm">
          <text:p text:style-name="P1">Response Code (and JSON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3" draw:layer="layout" svg:x1="49.614cm" svg:y1="23.925cm" svg:x2="54.149cm" svg:y2="11.106cm" draw:start-shape="id28" draw:start-glue-point="7" draw:end-shape="id31" svg:d="M49614 23925h4535v-12819" svg:viewBox="0 0 4536 12820">
          <text:p/>
        </draw:connector>
        <draw:connector draw:style-name="gr6" draw:text-style-name="P3" draw:layer="layout" svg:x1="49.614cm" svg:y1="25.723cm" svg:x2="54.15cm" svg:y2="11.106cm" draw:start-shape="id29" draw:start-glue-point="7" draw:end-shape="id31" draw:end-glue-point="6" svg:d="M49614 25723h4536v-14617" svg:viewBox="0 0 4537 14618">
          <text:p/>
        </draw:connector>
        <draw:connector draw:style-name="gr6" draw:text-style-name="P3" draw:layer="layout" svg:x1="51.773cm" svg:y1="27.675cm" svg:x2="54.149cm" svg:y2="11.106cm" draw:start-shape="id30" draw:start-glue-point="7" draw:end-shape="id31" svg:d="M51773 27675h2376v-16569" svg:viewBox="0 0 2377 16570">
          <text:p/>
        </draw:connector>
        <draw:custom-shape draw:style-name="gr21" draw:text-style-name="P6" draw:layer="layout" svg:width="10.16cm" svg:height="5.334cm" svg:x="58.658cm" svg:y="19.796cm">
          <text:p text:style-name="P5"><text:span text:style-name="T1">Notes</text:span></text:p>
          <text:p text:style-name="P5"><text:span text:style-name="T2"/></text:p>
          <text:p text:style-name="P5"><text:span text:style-name="T2">The POST </text:span><text:span text:style-name="T2">logic will </text:span><text:span text:style-name="T2">add a </text:span><text:span text:style-name="T2">Resource </text:span><text:span text:style-name="T2">using the </text:span><text:span text:style-name="T2">UID </text:span><text:span text:style-name="T2">provided in </text:span><text:span text:style-name="T2">the HTTP </text:span><text:span text:style-name="T2">request.</text:span></text:p>
          <text:p text:style-name="P5"><text:span text:style-name="T2"/></text:p>
          <text:p text:style-name="P5"><text:span text:style-name="T2">The GET </text:span><text:span text:style-name="T2">logic will </text:span><text:span text:style-name="T2">return all </text:span><text:span text:style-name="T2">Resources </text:span><text:span text:style-name="T2">owned by </text:span><text:span text:style-name="T2">the UID if </text:span><text:span text:style-name="T2">no </text:span><text:span text:style-name="T2">Resource </text:span><text:span text:style-name="T2">ID is </text:span><text:span text:style-name="T2">provided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1.12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9T16:13:40.235088539</meta:creation-date>
    <dc:date>2018-04-09T17:31:54.547465464</dc:date>
    <meta:editing-duration>PT37M19S</meta:editing-duration>
    <meta:editing-cycles>7</meta:editing-cycles>
    <meta:generator>LibreOffice/5.4.5.1$Linux_X86_64 LibreOffice_project/40m0$Build-1</meta:generator>
    <meta:document-statistic meta:object-count="73"/>
  </office:meta>
</office:document-meta>
</file>